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basePopulatorTests.scriptWithMultipleStatementsAndLong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asePopulatorTests.scriptWithMultipleStatementsAndMultipleNewlin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asePopulatorTests.scriptWithSelect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scriptWithoutStatement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asePopulatorTests.assertTestDatabaseCreat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basePopulatorTests.usesBoundConnectionIf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scriptWithEolBetween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constructorWithMultipleScrip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scriptWithMultipleStatementsAndNewlin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scriptWithMultiple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scriptWithStandardEscaped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scriptWithCommentsWithin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scriptWithMultipleStatementsAndWhitespace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basePopulatorTests.scriptWithSingleLineCommentsAndFailedD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basePopulatorTests.scriptWithMySqlEscaped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basePopulatorTests.assertTestDatabase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